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7.687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1.637cm" fo:break-before="auto" style:use-optimal-row-height="true"/>
    </style:style>
    <style:style style:name="ro19" style:family="table-row">
      <style:table-row-properties style:row-height="1.344cm" fo:break-before="auto" style:use-optimal-row-height="true"/>
    </style:style>
    <style:style style:name="ro20" style:family="table-row">
      <style:table-row-properties style:row-height="4.006cm" fo:break-before="auto" style:use-optimal-row-height="true"/>
    </style:style>
    <style:style style:name="ro2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0T08:40:24.970001">
            <text:p>01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서 쪽서. (2) 공원으로 온 때 크로는 지상에는 내리려고 하지 않다. (3) 난느 그대로 이어 먹이를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ziew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: ruch wysokości notatki, płynnie w górę i w dół. / shaku : (1) Wolna gra. Używając tylko kilku notatek, powtórzenie tej samej frazy. &lt;2&gt; Jak melodia w muzyce <text:s/>jazzowej. &lt;3&gt; Przyjemne doświadc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0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qiraa'a[czytac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1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.</text:p>
          </table:table-cell>
          <table:table-cell table:style-name="ce13" office:value-type="string" table:number-columns-spanned="2" table:number-rows-spanned="1">
            <text:p>wathiyqa[dokument / h^aula[o / tidhaara-ti[handly / al-tabG-i[tyto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ренирую[c`wicze_ мышцы[mie_s`nie, мое'&lt;jo&gt; те'ло чу'вствует[czuje-sie_ се'бя[herself хорошо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3]+1" office:value-type="float" office:value="7">
            <text:p>7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я ду'маю[mys`le_, что это свя'зано[ma-zwia_zek с пото'ком[przepl`ywem лимфы[limf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4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定理：假设 λ 是纯虚数。那么，λ^(*) = -λ. （2）就是说， λ 的共轭[e4复数，它同于 λ 的符号反转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5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数学。（1）定理：某个矩阵 H 的特征向量 |x-&gt;&gt;。（2）如果 H 是个正规矩阵的话，那就，这 |x-&gt;&gt; 也是 H 的埃尔米特伴随 H^(*) 的那个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1T11:08:06.08">
            <text:p>01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부터 지상서. &lt;2&gt; 미케도 바로 지상으로. (2) 하지만, 내가 크로에게 다가오면, 뭔가 경계한 모습을 보였다. &lt;2&gt; 내가 장난스럽하게 달리면서 가까워지면, 크로는 도망쳐 시작했다. &lt;3&gt; 그리고 미케도 딜리기를 그만하고, 돌아서서, 보도 쪽으로 달리 시작했다. (3) 결국, 미케는 옹벽을 통해 옹벽 정위치로. &lt;2&gt; 미케는 보도 쪽에서 울타리 안에 들어,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dzies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`dai-kan`. &lt;2&gt;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shaku : (1) Ćwiczenie wydmuchania. Na dziurach od pierwszego do czwart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مرة أخرى، قرأت النصوص ياباني قديم.</text:p>
          </table:table-cell>
          <table:table-cell table:style-name="ce13" office:value-type="string" table:number-columns-spanned="2" table:number-rows-spanned="1">
            <text:p>qaraat-l-nus^uws^[i-read-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صاب المستوطيني امرأة في الضفة.</text:p>
          </table:table-cell>
          <table:table-cell table:style-name="ce13" office:value-type="string" table:number-columns-spanned="2" table:number-rows-spanned="1">
            <text:p>as^aab[zranil` / * / imra-ata[kobiete_ / d^afa[Brzeg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2T08:30:01.060001">
            <text:p>01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모두 먼저 옹벽 위서. &lt;2&gt; 크로는 계단 가까이서. (2) 내가 옹벽에 디착해도, 모두 아직 내리오지 않다. <text:s/>&lt;2&gt; 미케는 뒷발을 두드면, 내려왔다. (3) 크로는 옹벽의 보도 쪽 까지 왔지만, 그에서 다시 돌출 쪽으로 돌아가서 버렸다. (4) 미케에게 마사지를 좀 한 후, 먼저 크로에게 페이스트를 주려고 하고 마사지를 중단했다. &lt;2&gt; 그러자 미케는 `냐아아` 라고 목소리를 내고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ziesiąty pierwszy stycznia. / Padał. wieczorem, przestało deszcz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&lt;1&gt; Wydmuchać na dziurach z odstępem kilku dziurów. &lt;2&gt; Swoiście, na każdym innym dziurze. &lt;3&gt; Także, jak dla metody aplikatury palcy, użyłem metody, w której podnoszę mniej palce. &lt;4&gt; Na przykład, dla dziura szóstego, podnoszełem palce piątego i pierwszego, tylko tych dwóch palc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ة النصوص ياباني قديم.</text:p>
          </table:table-cell>
          <table:table-cell table:style-name="ce13" table:number-columns-spanned="2" table:number-rows-spanned="1"/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، انتهيت من القراءةه.</text:p>
          </table:table-cell>
          <table:table-cell table:style-name="ce13" office:value-type="string" table:number-columns-spanned="2" table:number-rows-spanned="1">
            <text:p>intahaytu[skon`czyl`em / qiraa'ati-hi[czytac`-t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اعتقال الإداري.</text:p>
          </table:table-cell>
          <table:table-cell table:style-name="ce13" office:value-type="string" table:number-columns-spanned="2" table:number-rows-spanned="1">
            <text:p>al-aAtiqaal[zatrzymanie / al-idaariyu[administracyjn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олько просыпа'юсь[budze_;wake-up, моя голова'[gl`owa чу'вствую тяжелой[<text:a xlink:href="mailto:cie_z@ka">cie_z@ka</text:a>;heavy;mugeobd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微分方程。作者所称为的`完全型`方程。（2）方程被写出如下：p+qy'=0. p,q 都是拥有两个参数，就是，x,y. （3）方程的解是，用如下的写法可能表示出：f(x,y)=0. （4）在这里，f 的条件是如下：(∂f/∂x)=p,(∂f/∂y)=q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3T11:20:49.900001">
            <text:p>011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위치 : &lt;1&gt; 크로 : 계단 아래와 돌출 중간. &lt;2&gt; 미케 : 돌출 바로 앞, 계단 쪽. (2) 미케는 옹벽 위, 보도 쪽까지 왔지만, 지상엔 내려오지않다. &lt;2&gt; 내가 잡고, 지상으로 내렸다. (3) 크로는 : 둘출을 넘어 왔지만, 보도 쪽으로는 오지 않다. 둘출 아페서 멈춰 있다. (4) 미케에게만 마사지. &lt;1&gt; 도중, 일단 중단해 크로에게 페이스트를 줘려곴다. &lt;2&gt; 그러자 미케는 다시 `냐아아`라고 했고,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dwunasty stycznia. / Padał nie. Temperatura, to było nie tak zimno. Były chmury, światło słoneczne takż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ntynuacja poprzedniego filmu. &lt;1&gt; Tym razem, skoncentrem się na naciskaniu[pressing palcami <text:s/>na dziurach. &lt;2&gt; Swoiście, kiedy przechodzę obok[next-to kilku dziurów, niekiedy[czasami, wydmucham, nieumyślnie[unintentionally, nuty interwałowe[interval. &lt;3&gt; Na przykład, kiedy wydmucham od czwartej do siódmej, jak dla ręki lewej, podnoszęj[raise, najpierw, trzeci palec, zamiast czwarty. &lt;4&gt; Prawdopodobnie, faktycznie, w tym sposobie, trzeci i czwarty palec są unoszone[raised jednocześnie, co skutkuje[works niezakłoconym[uninterrupted przejściem dźwięku z czwartego dziury do siódm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ءة النص القديم.</text:p>
          </table:table-cell>
          <table:table-cell table:style-name="ce13" office:value-type="string" table:number-columns-spanned="2" table:number-rows-spanned="1">
            <text:p>qiraa'ata[czytanie / al-nas^[tekst / qadiym[star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بدأت واحدة جديدة</text:p>
          </table:table-cell>
          <table:table-cell table:style-name="ce13" office:value-type="string" table:number-columns-spanned="2" table:number-rows-spanned="1">
            <text:p>bada-at[zacza_l`em / wah^iyda[jedna / dhadiyda[now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مستند هو حول مسرحية في القرية.</text:p>
          </table:table-cell>
          <table:table-cell table:style-name="ce13" office:value-type="string" table:number-columns-spanned="2" table:number-rows-spanned="1">
            <text:p>al-mustanad[dokument / huwa[to / h^awla[o / masrah^iya[drama;sztuka / * / qariya[village;wie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5T08:35:20.130001">
            <text:p>011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위치 : &lt;1&gt; 미케 : 전회와 같이, 보도 쪽 까지 왔지만, 내려오지 않다. &lt;2&gt; 크로 : 같다. 돌출 근처서 멈춰 있다. (2) 돈은 오지 않았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8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czternasty stycznia. / Pogoda : &lt;1&gt; Słoneczna. Było chmury. &lt;2&gt; W południe, poczułem praw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8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Promień otworu warg. Może być, że ta promień jest szerszy niż dotychczas. &lt;2&gt; Punkt genrujący dźwięk `dai-kan`-u, to możliwe, lekko wyższy niż dla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89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لم أقرأ النصوص قديم.</text:p>
          </table:table-cell>
          <table:table-cell table:style-name="ce13" office:value-type="string" table:number-columns-spanned="2" table:number-rows-spanned="1">
            <text:p>lam[nie / aqra[czytal`em / al-nus^uws^a / qadiy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0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فقط فعلت الرياضيات</text:p>
          </table:table-cell>
          <table:table-cell table:style-name="ce13" office:value-type="string" table:number-columns-spanned="2" table:number-rows-spanned="1">
            <text:p>anaa / faqat^[tylko / faAlta[zrobil`em / al-riyaad^iyati[matematyk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9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线性微分方程。解法。假设，为例子，ay`+y=b (f1). （a,b 是 x 的函数。a=a(x), b=b(x). y 也是。）（2）第一。新设，从上述的 f1，别一个方程，则 ay`+y=0 (f2). 第二，对于 y，导出个解式。y=g(x) (f3). （3）第三，把这个 f3，到 f1 放进去。获得关于 y` 的解式。y`=g(x) (f4). （4）第四，从 f4，经过积分处理，获得关于 y 的别一个解式。y=h(x) (f5). （5）这条 f5，就是个在寻找的最终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9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 смесь[mixture травяной[herbal;ziol`owa водки. лимо'н и розма'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6T10:35:10.92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94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 róg muru podstawy szkoły, zobaczyłem cień poruszający się po ścianie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5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 na ziemię. &lt;1&gt; Po prostu dałem im jedzenie. Wyszed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6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97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9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99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100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01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0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 же, смесь травяной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6T11:34:57.46">
            <text:p>0116 <text:s/>11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6T11:34:57.46">
            <text:p>0116 <text:s/>1134</text:p>
          </table:table-cell>
          <table:table-cell table:style-name="ce7" table:formula="of:=NOW()" office:value-type="date" office:date-value="2022-01-16T11:34:59.34">
            <text:p>0116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6T11:34:59.34">
            <text:p>0116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1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2022/01/16</text:date>, <text:time>11:3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6T11:34:58.44</dc:date>
    <dc:creator>iwabuchi ken</dc:creator>
    <meta:editing-duration>P11DT8H6M29S</meta:editing-duration>
    <meta:editing-cycles>1640</meta:editing-cycles>
    <meta:generator>OpenOffice/4.1.3$Win32 OpenOffice.org_project/413m1$Build-9783</meta:generator>
    <meta:document-statistic meta:table-count="1" meta:cell-count="478" meta:object-count="0"/>
  </office:meta>
</office:document-meta>
</file>